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Tree.addPattern( String pattern , String i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yphenationTree.hyphenate( char [ ] w , int offset , int len , int remainCharCount , int pushCharCou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5">
            <text:p text:style-name="Table_20_Contents">45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HyphenationTree.searchPatterns( char [ ] word , int index , byte [ ] i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HyphenationTree.prin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ationTree.loadPatterns(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yphenationTree.loadPatterns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yphenationTree.hyphenate( String word , int remainCharCount , int pushCha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ionTree.addClass( String char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yphenationTree.unpackValues( int 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yphenationTree.hstrcmp( char [ ] s , int si , char [ ] t , int t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yphenationTree.addException( String word , ArrayList hyphenated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Tree.findPattern( String p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phenationTree.packValues( String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yphenationTree.getValues( int 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yphenationTree.Hyphenation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